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25.61mm" svg:height="70.65mm" svg:x="81.36mm" svg:y="4.61mm">
            <draw:object draw:notify-on-update-of-ranges="Feuille1.A4:Feuille1.A11 Feuille1.B3:Feuille1.B3 Feuille1.B4:Feuille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4.8mm" svg:height="70.2mm" svg:x="209.66mm" svg:y="4.5mm">
            <draw:object draw:notify-on-update-of-ranges="Feuille1.A4:Feuille1.A11 Feuille1.C3:Feuille1.C3 Feuille1.C4:Feuille1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7.51mm" svg:height="71.72mm" svg:x="80.5mm" svg:y="77.38mm">
            <draw:object draw:notify-on-update-of-ranges="Feuille1.A17:Feuille1.A23 Feuille1.B16:Feuille1.B16 Feuille1.B17:Feuille1.B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30.19mm" svg:height="73.23mm" svg:x="78.4mm" svg:y="156.23mm">
            <draw:object draw:notify-on-update-of-ranges="Feuille1.A37:Feuille1.A52 Feuille1.B36:Feuille1.B36 Feuille1.B37:Feuille1.B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34.99mm" svg:height="75.93mm" svg:x="75.34mm" svg:y="242.26mm">
            <draw:object draw:notify-on-update-of-ranges="Feuille1.A55:Feuille1.A55 Feuille1.A56:Feuille1.A71 Feuille1.B55:Feuille1.B55 Feuille1.B56:Feuille1.B7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cript : </text:p>
          </table:table-cell>
          <table:table-cell office:value-type="string" calcext:value-type="string">
            <text:p>DecisionTree(classification, gini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t learn (ms)</text:p>
          </table:table-cell>
          <table:table-cell office:value-type="string" calcext:value-type="string">
            <text:p>dt predict (ms)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8" calcext:value-type="float">
            <text:p>15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228" calcext:value-type="float">
            <text:p>32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4250" calcext:value-type="float">
            <text:p>4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185" calcext:value-type="float">
            <text:p>51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6196" calcext:value-type="float">
            <text:p>6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301" calcext:value-type="float">
            <text:p>73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650" calcext:value-type="float">
            <text:p>92650</text:p>
          </table:table-cell>
          <table:table-cell office:value-type="float" office:value="8576" calcext:value-type="float">
            <text:p>8576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Sur 1 nœud (12 cor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 de partitions (sur 92 650)</text:p>
          </table:table-cell>
          <table:table-cell office:value-type="string" calcext:value-type="string">
            <text:p>dt learn (m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32" calcext:value-type="float">
            <text:p>88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12" calcext:value-type="float">
            <text:p>51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7" calcext:value-type="float">
            <text:p>38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31" calcext:value-type="float">
            <text:p>33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39" calcext:value-type="float">
            <text:p>303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38" calcext:value-type="float">
            <text:p>283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14" calcext:value-type="float">
            <text:p>3914</text:p>
          </table:table-cell>
          <table:table-cell/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 calcext:value-type="string">
            <text:p>Sur 3 nœuds (36 cor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 de partitions (sur 92 650)</text:p>
          </table:table-cell>
          <table:table-cell office:value-type="string" calcext:value-type="string">
            <text:p>dt learn (m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70" calcext:value-type="float">
            <text:p>977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90" calcext:value-type="float">
            <text:p>539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86" calcext:value-type="float">
            <text:p>39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21" calcext:value-type="float">
            <text:p>34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46" calcext:value-type="float">
            <text:p>274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35" calcext:value-type="float">
            <text:p>263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6" calcext:value-type="float">
            <text:p>25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48" calcext:value-type="float">
            <text:p>234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20" calcext:value-type="float">
            <text:p>23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46" calcext:value-type="float">
            <text:p>234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48" calcext:value-type="float">
            <text:p>234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33" calcext:value-type="float">
            <text:p>243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19" calcext:value-type="float">
            <text:p>241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95" calcext:value-type="float">
            <text:p>269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r 9 nœuds (36 cor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 de partitions (sur 92 650)</text:p>
          </table:table-cell>
          <table:table-cell office:value-type="string" calcext:value-type="string">
            <text:p>dt learn (m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42" calcext:value-type="float">
            <text:p>266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93" calcext:value-type="float">
            <text:p>1319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49" calcext:value-type="float">
            <text:p>94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16" calcext:value-type="float">
            <text:p>7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01" calcext:value-type="float">
            <text:p>610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61" calcext:value-type="float">
            <text:p>546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39" calcext:value-type="float">
            <text:p>49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93" calcext:value-type="float">
            <text:p>459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83" calcext:value-type="float">
            <text:p>55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08" calcext:value-type="float">
            <text:p>470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65" calcext:value-type="float">
            <text:p>446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66" calcext:value-type="float">
            <text:p>426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76" calcext:value-type="float">
            <text:p>397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05" calcext:value-type="float">
            <text:p>350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63" calcext:value-type="float">
            <text:p>35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SC Regular" style:font-family-asian="'Noto Sans SC Regular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 style:data-style-name="N2" text:time-value="08:39:03.036420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8:37:55.444722704</meta:creation-date>
    <dc:date>2018-11-26T09:11:59.903596519</dc:date>
    <meta:editing-duration>PT1H17M32S</meta:editing-duration>
    <meta:editing-cycles>4</meta:editing-cycles>
    <meta:generator>LibreOffice/6.0.5.2$Linux_X86_64 LibreOffice_project/00m0$Build-2</meta:generator>
    <meta:document-statistic meta:table-count="1" meta:cell-count="1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562cm" svg:height="7.066cm" xlink:href=".." xlink:type="simple" chart:class="chart:scatter" chart:style-name="ch1">
        <chart:legend chart:legend-position="end" svg:x="9.255cm" svg:y="3.23cm" style:legend-expansion="high" chart:style-name="ch2"/>
        <chart:plot-area chart:style-name="ch3" table:cell-range-address="Feuille1.A4:Feuille1.B11 Feuille1.B3:Feuille1.B3" chart:data-source-has-labels="row" svg:x="0.251cm" svg:y="0.141cm" svg:width="8.753cm" svg:height="6.784cm">
          <chartooo:coordinate-region svg:x="1.31cm" svg:y="0.344cm" svg:width="6.884cm" svg:height="5.9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4:Feuille1.B11" chart:label-cell-address="Feuille1.B3:Feuille1.B3" chart:class="chart:scatter">
            <chart:domain table:cell-range-address="Feuille1.A4:Feuille1.A11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t learn (ms)</text:p>
                <draw:g>
                  <svg:desc>Feuille1.B3:Feuille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Feuille1.A4:Feuille1.A11</svg:desc>
                </draw:g>
              </table:table-cell>
              <table:table-cell office:value-type="float" office:value="1508">
                <text:p>1508</text:p>
                <draw:g>
                  <svg:desc>Feuille1.B4:Feuille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">
                <text:p>25000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00">
                <text:p>37500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00">
                <text:p>62500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00">
                <text:p>75000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650">
                <text:p>92650</text:p>
              </table:table-cell>
              <table:table-cell office:value-type="float" office:value="8576">
                <text:p>8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481cm" svg:height="7.021cm" xlink:href=".." xlink:type="simple" chart:class="chart:scatter" chart:style-name="ch1">
        <chart:legend chart:legend-position="end" svg:x="8.914cm" svg:y="3.207cm" style:legend-expansion="high" chart:style-name="ch2"/>
        <chart:plot-area chart:style-name="ch3" table:cell-range-address="Feuille1.A4:Feuille1.A11 Feuille1.C3:Feuille1.C11" chart:data-source-has-labels="row" svg:x="-0.278cm" svg:y="0.119cm" svg:width="9.476cm" svg:height="6.928cm">
          <chartooo:coordinate-region svg:x="0.377cm" svg:y="0.322cm" svg:width="8.213cm" svg:height="6.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4:Feuille1.C11" chart:label-cell-address="Feuille1.C3:Feuille1.C3" chart:class="chart:scatter">
            <chart:domain table:cell-range-address="Feuille1.A4:Feuille1.A11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t predict (ms)</text:p>
                <draw:g>
                  <svg:desc>Feuille1.C3:Feuille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Feuille1.A4:Feuille1.A11</svg:desc>
                </draw:g>
              </table:table-cell>
              <table:table-cell office:value-type="float" office:value="7">
                <text:p>7</text:p>
                <draw:g>
                  <svg:desc>Feuille1.C4:Feuille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">
                <text:p>25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00">
                <text:p>37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00">
                <text:p>625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00">
                <text:p>75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650">
                <text:p>9265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52cm" svg:height="7.173cm" xlink:href=".." xlink:type="simple" chart:class="chart:scatter" chart:style-name="ch1">
        <chart:legend chart:legend-position="end" svg:x="9.445cm" svg:y="3.283cm" style:legend-expansion="high" chart:style-name="ch2"/>
        <chart:plot-area chart:style-name="ch3" table:cell-range-address="Feuille1.A17:Feuille1.B23 Feuille1.B16:Feuille1.B16" chart:data-source-has-labels="row" svg:x="0.255cm" svg:y="0.143cm" svg:width="8.935cm" svg:height="6.887cm">
          <chartooo:coordinate-region svg:x="1.314cm" svg:y="0.346cm" svg:width="7.47cm" svg:height="6.0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17:Feuille1.B23" chart:label-cell-address="Feuille1.B16:Feuille1.B16" chart:class="chart:scatter">
            <chart:domain table:cell-range-address="Feuille1.A17:Feuille1.A23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t learn (ms)</text:p>
                <draw:g>
                  <svg:desc>Feuille1.B16:Feuille1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17:Feuille1.A23</svg:desc>
                </draw:g>
              </table:table-cell>
              <table:table-cell office:value-type="float" office:value="8832">
                <text:p>8832</text:p>
                <draw:g>
                  <svg:desc>Feuille1.B17:Feuille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914">
                <text:p>39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02cm" svg:height="7.324cm" xlink:href=".." xlink:type="simple" chart:class="chart:scatter" chart:style-name="ch1">
        <chart:legend chart:legend-position="end" svg:x="9.713cm" svg:y="3.359cm" style:legend-expansion="high" chart:style-name="ch2"/>
        <chart:plot-area chart:style-name="ch3" table:cell-range-address="Feuille1.A37:Feuille1.B52 Feuille1.B36:Feuille1.B36" chart:data-source-has-labels="row" svg:x="0.26cm" svg:y="0.146cm" svg:width="9.193cm" svg:height="7.032cm">
          <chartooo:coordinate-region svg:x="1.319cm" svg:y="0.349cm" svg:width="7.728cm" svg:height="6.1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37:Feuille1.B52" chart:label-cell-address="Feuille1.B36:Feuille1.B36" chart:class="chart:scatter">
            <chart:domain table:cell-range-address="Feuille1.A37:Feuille1.A52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t learn (ms)</text:p>
                <draw:g>
                  <svg:desc>Feuille1.B36:Feuille1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37:Feuille1.A52</svg:desc>
                </draw:g>
              </table:table-cell>
              <table:table-cell office:value-type="float" office:value="9770">
                <text:p>9770</text:p>
                <draw:g>
                  <svg:desc>Feuille1.B37:Feuille1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2695">
                <text:p>26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5cm" svg:height="7.594cm" xlink:href=".." xlink:type="simple" chart:class="chart:scatter" chart:style-name="ch1">
        <chart:legend chart:legend-position="end" svg:x="10.193cm" svg:y="3.494cm" style:legend-expansion="high" chart:style-name="ch2"/>
        <chart:plot-area chart:style-name="ch3" table:cell-range-address="Feuille1.A55:Feuille1.B71" chart:data-source-has-labels="row" svg:x="0.27cm" svg:y="0.151cm" svg:width="9.653cm" svg:height="7.292cm">
          <chartooo:coordinate-region svg:x="1.531cm" svg:y="0.354cm" svg:width="8.188cm" svg:height="6.4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56:Feuille1.B71" chart:label-cell-address="Feuille1.B55:Feuille1.B55" chart:class="chart:scatter">
            <chart:domain table:cell-range-address="Feuille1.A56:Feuille1.A71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t learn (ms)</text:p>
                <draw:g>
                  <svg:desc>Feuille1.B55:Feuille1.B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56:Feuille1.A71</svg:desc>
                </draw:g>
              </table:table-cell>
              <table:table-cell office:value-type="float" office:value="26642">
                <text:p>26642</text:p>
                <draw:g>
                  <svg:desc>Feuille1.B56:Feuille1.B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449">
                <text:p>9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016">
                <text:p>7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101">
                <text:p>6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461">
                <text:p>5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583">
                <text:p>5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708">
                <text:p>4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4266">
                <text:p>42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3563">
                <text:p>35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